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P1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Liberation Mono" fo:font-size="22pt" style:font-size-asian="22pt" style:font-size-complex="22pt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ize="22pt" fo:font-style="normal" style:font-size-asian="22pt" style:font-style-asian="normal" style:font-size-complex="22pt" style:font-style-complex="normal"/>
    </style:style>
    <style:style style:name="T3" style:family="text">
      <style:text-properties style:font-name="Liberation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54cm" svg:y="6.08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9.641cm" svg:y="6.081cm">
          <text:p text:style-name="P1"><text:span text:style-name="T1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16cm" svg:height="1.016cm" svg:x="6.588cm" svg:y="3.032cm">
          <text:p text:style-name="P1"><text:span text:style-name="T1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589cm" svg:y="9.133cm">
          <text:p text:style-name="P1"><text:span text:style-name="T1">q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16cm" svg:y1="6.588cm" svg:x2="3.54cm" svg:y2="6.588cm">
          <text:p/>
        </draw:line>
        <draw:connector draw:style-name="gr3" draw:text-style-name="P3" draw:layer="layout" draw:type="line" svg:x1="4.408cm" svg:y1="6.228cm" svg:x2="6.736cm" svg:y2="3.9cm" draw:start-shape="id1" draw:start-glue-point="11" draw:end-shape="id2" draw:end-glue-point="7" svg:d="M4408 6228l2328-2328" svg:viewBox="0 0 2329 2329">
          <text:p/>
        </draw:connector>
        <draw:connector draw:style-name="gr3" draw:text-style-name="P3" draw:layer="layout" draw:type="line" svg:x1="7.456cm" svg:y1="3.9cm" svg:x2="9.695cm" svg:y2="6.139cm" draw:start-shape="id2" draw:start-glue-point="9" draw:end-shape="id3" draw:end-glue-point="5" svg:d="M7456 3900l2239 2239" svg:viewBox="0 0 2240 2240">
          <text:p/>
        </draw:connector>
        <draw:connector draw:style-name="gr3" draw:text-style-name="P3" draw:layer="layout" draw:type="line" svg:x1="4.408cm" svg:y1="6.948cm" svg:x2="6.647cm" svg:y2="9.187cm" draw:start-shape="id1" draw:start-glue-point="9" draw:end-shape="id4" draw:end-glue-point="5" svg:d="M4408 6948l2239 2239" svg:viewBox="0 0 2240 2240">
          <text:p/>
        </draw:connector>
        <draw:connector draw:style-name="gr3" draw:text-style-name="P3" draw:layer="layout" draw:type="line" svg:x1="7.731cm" svg:y1="9.636cm" svg:x2="10.144cm" svg:y2="7.223cm" draw:start-shape="id4" draw:start-glue-point="10" draw:end-shape="id3" draw:end-glue-point="8" svg:d="M7731 9636l2413-2413" svg:viewBox="0 0 2414 2414">
          <text:p/>
        </draw:connector>
        <draw:connector draw:style-name="gr3" draw:text-style-name="P3" draw:layer="layout" draw:type="line" svg:x1="9.695cm" svg:y1="7.037cm" svg:x2="7.545cm" svg:y2="9.187cm" draw:start-shape="id3" draw:start-glue-point="7" draw:end-shape="id4" draw:end-glue-point="11" svg:d="M9695 7037l-2150 2150" svg:viewBox="0 0 2151 2151">
          <text:p/>
        </draw:connector>
        <draw:connector draw:style-name="gr3" draw:text-style-name="P3" draw:layer="layout" draw:type="line" svg:x1="7.096cm" svg:y1="9.001cm" svg:x2="7.096cm" svg:y2="4.048cm" draw:start-shape="id4" draw:start-glue-point="4" draw:end-shape="id2" draw:end-glue-point="8" svg:d="M7096 9001v-4953" svg:viewBox="0 0 1 4954">
          <text:p/>
        </draw:connector>
        <draw:connector draw:style-name="gr3" draw:text-style-name="P3" draw:layer="layout" draw:type="curve" draw:line-skew="-0.292cm" svg:x1="6.736cm" svg:y1="3.18cm" svg:x2="7.456cm" svg:y2="3.18cm" draw:start-shape="id2" draw:start-glue-point="5" draw:end-shape="id2" draw:end-glue-point="11" svg:d="M6736 3180c0-1437 720-1437 720 0" svg:viewBox="0 0 721 1079">
          <text:p/>
        </draw:connector>
        <draw:frame draw:style-name="gr4" draw:text-style-name="P5" draw:layer="layout" svg:width="0.968cm" svg:height="1.127cm" svg:x="5.874cm" svg:y="2.159cm">
          <draw:text-box>
            <text:p text:style-name="P4"><text:span text:style-name="T3">1</text:span></text:p>
          </draw:text-box>
        </draw:frame>
        <draw:frame draw:style-name="gr4" draw:text-style-name="P5" draw:layer="layout" svg:width="0.968cm" svg:height="1.127cm" svg:x="8.541cm" svg:y="4.302cm">
          <draw:text-box>
            <text:p text:style-name="P4"><text:span text:style-name="T3">1</text:span></text:p>
          </draw:text-box>
        </draw:frame>
        <draw:frame draw:style-name="gr4" draw:text-style-name="P5" draw:layer="layout" svg:width="0.968cm" svg:height="1.127cm" svg:x="7.841cm" svg:y="7.403cm">
          <draw:text-box>
            <text:p text:style-name="P4"><text:span text:style-name="T3">0</text:span></text:p>
          </draw:text-box>
        </draw:frame>
        <draw:frame draw:style-name="gr4" draw:text-style-name="P5" draw:layer="layout" svg:width="0.968cm" svg:height="1.127cm" svg:x="9.041cm" svg:y="7.904cm">
          <draw:text-box>
            <text:p text:style-name="P4"><text:span text:style-name="T3">0</text:span></text:p>
          </draw:text-box>
        </draw:frame>
        <draw:frame draw:style-name="gr4" draw:text-style-name="P5" draw:layer="layout" svg:width="0.968cm" svg:height="1.127cm" svg:x="4.941cm" svg:y="4.204cm">
          <draw:text-box>
            <text:p text:style-name="P4"><text:span text:style-name="T3">0</text:span></text:p>
          </draw:text-box>
        </draw:frame>
        <draw:frame draw:style-name="gr4" draw:text-style-name="P5" draw:layer="layout" svg:width="0.968cm" svg:height="1.127cm" svg:x="4.841cm" svg:y="7.805cm">
          <draw:text-box>
            <text:p text:style-name="P4"><text:span text:style-name="T3">ε</text:span></text:p>
          </draw:text-box>
        </draw:frame>
        <draw:frame draw:style-name="gr4" draw:text-style-name="P5" draw:layer="layout" svg:width="0.968cm" svg:height="1.127cm" svg:x="6.341cm" svg:y="6.005cm">
          <draw:text-box>
            <text:p text:style-name="P4"><text:span text:style-name="T3">ε</text:span></text:p>
          </draw:text-box>
        </draw:frame>
        <draw:custom-shape draw:style-name="gr5" draw:text-style-name="P2" xml:id="id3" draw:id="id3" draw:layer="layout" svg:width="1.27cm" svg:height="1.27cm" svg:x="9.509cm" svg:y="5.95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1.27cm" svg:height="1.27cm" svg:x="6.461cm" svg:y="9.00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1T01:15:08.581000000</meta:creation-date>
    <dc:date>2021-12-01T01:32:46.275000000</dc:date>
    <meta:editing-duration>PT7M27S</meta:editing-duration>
    <meta:editing-cycles>1</meta:editing-cycles>
    <meta:document-statistic meta:object-count="21"/>
    <meta:generator>LibreOffice/6.3.2.2$Windows_X86_64 LibreOffice_project/98b30e735bda24bc04ab42594c85f7fd8be07b9c</meta:generator>
  </office:meta>
</office:document-meta>
</file>